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draw:auto-grow-height="false" fo:min-height="0.749cm" fo:min-width="0.499cm" fo:wrap-option="wrap"/>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032cm"/>
    </style:style>
    <style:style style:name="gr8" style:family="graphic" style:parent-style-name="standard">
      <style:graphic-properties draw:stroke="none" svg:stroke-color="#000000" draw:fill="none" draw:fill-color="#ffffff" draw:textarea-horizontal-align="left" draw:auto-grow-height="true" draw:auto-grow-width="true" fo:min-height="0.335cm" fo:min-width="0cm"/>
    </style:style>
    <style:style style:name="P1" style:family="paragraph">
      <style:paragraph-properties fo:text-align="center"/>
    </style:style>
    <style:style style:name="T1" style:family="text">
      <style:text-properties fo:language="de" fo:country="D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7cm" svg:height="1.27cm" svg:x="11.66cm" svg:y="10.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1" draw:layer="layout" svg:width="0.635cm" svg:height="1.27cm" svg:x="17.102cm" svg:y="10.39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3" draw:text-style-name="P1" draw:layer="layout" svg:width="1.27cm" svg:height="1.27cm" svg:x="18.593cm" svg:y="7.48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 draw:text-style-name="P1" draw:layer="layout" svg:width="1.27cm" svg:height="1.27cm" svg:x="10.338cm" svg:y="7.42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4" draw:text-style-name="P1" draw:layer="layout" svg:width="1.187cm" svg:height="1.625cm" draw:transform="skewX (-0.0020943951023928) rotate (1.57515964992459) translate (10.1575129033873cm 14.6808536718815cm)" svg:viewBox="0 0 1188 1626" svg:d="m577 21813c816-430 815-213-1-759s-720-328 0-867c-16 0 1 1626 1 1626z">
          <text:p/>
        </draw:path>
        <draw:g>
          <draw:custom-shape draw:style-name="gr1" draw:text-style-name="P1" draw:layer="layout" svg:width="0.245cm" svg:height="0.508cm" svg:x="18.925cm" svg:y="14.362cm">
            <text:p/>
            <draw:enhanced-geometry svg:viewBox="0 0 21600 21600" draw:type="rectangle" draw:enhanced-path="M 0 0 L 21600 0 21600 21600 0 21600 0 0 Z N"/>
          </draw:custom-shape>
          <draw:custom-shape draw:style-name="gr1" draw:text-style-name="P1" draw:layer="layout" svg:width="0.735cm" svg:height="0.762cm" svg:x="18.68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1" draw:layer="layout" svg:x1="8.62cm" svg:y1="18.78cm" svg:x2="12.43cm" svg:y2="11.16cm">
          <text:p/>
        </draw:line>
        <draw:line draw:style-name="gr4" draw:text-style-name="P1" draw:layer="layout" svg:x1="8.62cm" svg:y1="3.54cm" svg:x2="12.43cm" svg:y2="11.16cm">
          <text:p/>
        </draw:line>
        <draw:line draw:style-name="gr4" draw:text-style-name="P1" draw:layer="layout" svg:x1="23.86cm" svg:y1="6.08cm" svg:x2="12.43cm" svg:y2="11.16cm">
          <text:p/>
        </draw:line>
        <draw:line draw:style-name="gr4" draw:text-style-name="P1" draw:layer="layout" svg:x1="23.86cm" svg:y1="16.24cm" svg:x2="12.43cm" svg:y2="11.16cm">
          <text:p/>
        </draw:line>
        <draw:line draw:style-name="gr4" draw:text-style-name="P1" draw:layer="layout" svg:x1="17.51cm" svg:y1="11.16cm" svg:x2="21.955cm" svg:y2="3.54cm">
          <text:p/>
        </draw:line>
        <draw:line draw:style-name="gr4" draw:text-style-name="P1" draw:layer="layout" svg:x1="17.51cm" svg:y1="11.16cm" svg:x2="21.32cm" svg:y2="18.78cm">
          <text:p/>
        </draw:line>
        <draw:line draw:style-name="gr4" draw:text-style-name="P1" draw:layer="layout" svg:x1="6.08cm" svg:y1="6.08cm" svg:x2="17.51cm" svg:y2="11.16cm">
          <text:p/>
        </draw:line>
        <draw:line draw:style-name="gr4" draw:text-style-name="P1" draw:layer="layout" svg:x1="6.08cm" svg:y1="16.24cm" svg:x2="17.51cm" svg:y2="11.16cm">
          <text:p/>
        </draw:line>
        <draw:frame draw:style-name="gr5" draw:layer="measurelines" svg:width="2.78cm" svg:height="0.962cm" svg:x="6.715cm" svg:y="2.47cm">
          <draw:text-box>
            <text:p><text:span text:style-name="T1">Schwert</text:span></text:p>
          </draw:text-box>
        </draw:frame>
        <draw:frame draw:style-name="gr6" draw:layer="measurelines" svg:width="1.979cm" svg:height="0.962cm" svg:x="4.175cm" svg:y="5.445cm">
          <draw:text-box>
            <text:p>Helm</text:p>
          </draw:text-box>
        </draw:frame>
        <draw:frame draw:style-name="gr5" draw:layer="measurelines" svg:width="2.394cm" svg:height="0.962cm" svg:x="20.196cm" svg:y="18.78cm">
          <draw:text-box>
            <text:p>Mantel</text:p>
          </draw:text-box>
        </draw:frame>
        <draw:frame draw:style-name="gr5" draw:layer="measurelines" svg:width="2.263cm" svg:height="0.962cm" svg:x="23.502cm" svg:y="16.24cm">
          <draw:text-box>
            <text:p><text:span text:style-name="T1">Stiefel</text:span></text:p>
          </draw:text-box>
        </draw:frame>
        <draw:frame draw:style-name="gr5" draw:layer="measurelines" svg:width="3.199cm" svg:height="0.962cm" svg:x="23.836cm" svg:y="5.118cm">
          <draw:text-box>
            <text:p>Medallion</text:p>
          </draw:text-box>
        </draw:frame>
        <draw:frame draw:style-name="gr7" draw:layer="measurelines" svg:width="1.802cm" svg:height="0.962cm" svg:x="21.423cm" svg:y="2.905cm">
          <draw:text-box>
            <text:p>Ring</text:p>
          </draw:text-box>
        </draw:frame>
        <draw:frame draw:style-name="gr8" draw:layer="measurelines" svg:width="1.806cm" svg:height="0.962cm" svg:x="7.449cm" svg:y="18.78cm">
          <draw:text-box>
            <text:p>Stab</text:p>
          </draw:text-box>
        </draw:frame>
        <draw:frame draw:style-name="gr5" draw:layer="measurelines" svg:width="2.297cm" svg:height="0.962cm" svg:x="4.61cm" svg:y="15.975cm">
          <draw:text-box>
            <text:p><text:span text:style-name="T1">Beut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7-06T23:40:14</meta:creation-date>
    <meta:editing-duration>PT00H09M52S</meta:editing-duration>
    <meta:editing-cycles>4</meta:editing-cycles>
    <meta:generator>OpenOffice.org/3.2$Linux OpenOffice.org_project/320m12$Build-9483</meta:generator>
    <meta:initial-creator>Manuel Reinhardt</meta:initial-creator>
    <dc:date>2010-07-07T00:05:28</dc:date>
    <dc:creator>Manuel Reinhardt</dc:creator>
    <meta:document-statistic meta:object-count="24"/>
  </office:meta>
</office:document-meta>
</file>